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1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5" style:family="text">
      <style:text-properties fo:font-size="12.00pt" fo:font-weight="bold" fo:font-family="'Cambria Math'" style:font-family-asian="'Cambria Math'" style:font-family-complex="'Cambria Math'" fo:background-color="transparent" style:use-window-font-color="true"/>
    </style:style>
    <style:style style:name="T16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1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1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2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28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2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0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4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3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38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3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2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3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5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46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47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0" style:family="text">
      <style:text-properties fo:font-size="12.00pt" fo:font-weight="bold" fo:font-family="'Liberation Serif'" style:font-family-asian="'Liberation Serif'" style:font-family-complex="'Liberation Serif'" fo:background-color="transparent" style:use-window-font-color="true"/>
    </style:style>
    <style:style style:name="T51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2" style:family="text">
      <style:text-properties fo:font-size="12.00pt" fo:font-weight="normal" fo:font-family="'Cambria Math'" style:font-family-asian="'Cambria Math'" style:font-family-complex="'Cambria Math'" fo:background-color="transparent" style:use-window-font-color="true"/>
    </style:style>
    <style:style style:name="T53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4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T55" style:family="text">
      <style:text-properties fo:font-size="12.00pt" fo:font-weight="normal" fo:font-family="'Liberation Serif'" style:font-family-asian="'Liberation Serif'" style:font-family-complex="'Liberation Serif'" fo:background-color="transparent" style:use-window-font-color="true"/>
    </style:style>
    <style:style style:name="P1" style:family="paragraph">
      <style:paragraph-properties fo:line-height="100.00%" fo:text-align="left"/>
    </style:style>
  </office:automatic-styles>
  <office:body>
    <office:text>
      <text:p text:style-name="P1"><text:span text:style-name="T1"/></text:p>
      <text:p text:style-name="P1"><text:span text:style-name="T1">aircrafts_data (</text:span><text:span text:style-name="T2">aircraft_code</text:span><text:span text:style-name="T3">, model, range)</text:span></text:p>
      <text:p text:style-name="P1"><text:span text:style-name="T4"/></text:p>
      <text:p text:style-name="P1"><text:span text:style-name="T5">airports_data (</text:span><text:span text:style-name="T6">airport_code</text:span><text:span text:style-name="T7">, airport_name, city, coordinates, timezone)</text:span></text:p>
      <text:p text:style-name="P1"><text:span text:style-name="T8"/></text:p>
      <text:p text:style-name="P1"><text:span text:style-name="T9">boarding_passes (</text:span><text:span text:style-name="T10">ticket_no<text:s/></text:span><text:span text:style-name="T11">→</text:span><text:span text:style-name="T12"><text:s/></text:span><text:span text:style-name="T13">ticket_flights.ticket_no,<text:s/></text:span><text:span text:style-name="T14">flight_id<text:s/></text:span><text:span text:style-name="T15">→</text:span><text:span text:style-name="T16"><text:s/></text:span><text:span text:style-name="T17">ticket_flights.flight_id, boarding_no, seat_no)</text:span></text:p>
      <text:p text:style-name="P1"><text:span text:style-name="T18"/></text:p>
      <text:p text:style-name="P1"><text:span text:style-name="T19">bookings (</text:span><text:span text:style-name="T20">book_ref</text:span><text:span text:style-name="T21">, book_date, total_amount)</text:span></text:p>
      <text:p text:style-name="P1"><text:span text:style-name="T22"/></text:p>
      <text:p text:style-name="P1"><text:span text:style-name="T23">flights (</text:span><text:span text:style-name="T24">flight_id</text:span><text:span text:style-name="T25">, flight_no, scheduled_departure, scheduled_arrival, departure_airport<text:s/></text:span><text:span text:style-name="T26">→</text:span><text:span text:style-name="T27"><text:s/>airports_data.airport_code, arrival_airport<text:s/></text:span><text:span text:style-name="T28">→</text:span><text:span text:style-name="T29"><text:s/>airports_data.airport_code, status, aircraft_code<text:s/></text:span><text:span text:style-name="T30">→</text:span><text:span text:style-name="T31"><text:s/>aircrafts_data.aircraft_code, actual_departure, actual_arrival)</text:span></text:p>
      <text:p text:style-name="P1"><text:span text:style-name="T32"/></text:p>
      <text:p text:style-name="P1"><text:span text:style-name="T33">seats (</text:span><text:span text:style-name="T34">aircraft_code</text:span><text:span text:style-name="T35"><text:s/></text:span><text:span text:style-name="T36">→</text:span><text:span text:style-name="T37"><text:s/>aircrafts_data.aircraft_code,<text:s/></text:span><text:span text:style-name="T38">seat_no</text:span><text:span text:style-name="T39">, fare_conditions)</text:span></text:p>
      <text:p text:style-name="P1"><text:span text:style-name="T40"/></text:p>
      <text:p text:style-name="P1"><text:span text:style-name="T41">ticket_flights (</text:span><text:span text:style-name="T42">ticket_no<text:s/></text:span><text:span text:style-name="T43">→</text:span><text:span text:style-name="T44"><text:s/>tickets.ticket_no,<text:s/></text:span><text:span text:style-name="T45">flight_id<text:s/></text:span><text:span text:style-name="T46">→</text:span><text:span text:style-name="T47"><text:s/>flights.flight_id, fare_conditions, amount)</text:span></text:p>
      <text:p text:style-name="P1"><text:span text:style-name="T48"/></text:p>
      <text:p text:style-name="P1"><text:span text:style-name="T49">tickets (</text:span><text:span text:style-name="T50">ticket_no</text:span><text:span text:style-name="T51">, book_ref<text:s/></text:span><text:span text:style-name="T52">→</text:span><text:span text:style-name="T53"><text:s/>bookings.book_ref, passenger_id, passenger_name, contact_data)</text:span></text:p>
      <text:p text:style-name="P1"><text:span text:style-name="T53"/></text:p>
      <text:p text:style-name="P1"><text:span text:style-name="T53"/></text:p>
      <text:p text:style-name="P1"><draw:frame text:anchor-type="as-char" svg:width="152.40mm" svg:height="98.64mm" style:rel-width="scale" style:rel-height="scale"><draw:object-ole xlink:href="OleObj1"/><draw:image xlink:href="ObjectReplacements/OleObj1"/></draw:frame><text:span text:style-name="T55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